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officeooo:rsid="0007879f" officeooo:paragraph-rsid="0007879f"/>
    </style:style>
    <style:style style:name="P2" style:family="paragraph" style:parent-style-name="Standard">
      <style:text-properties officeooo:rsid="0007879f" officeooo:paragraph-rsid="00094938"/>
    </style:style>
    <style:style style:name="P3" style:family="paragraph" style:parent-style-name="Standard">
      <style:text-properties officeooo:rsid="0008690b" officeooo:paragraph-rsid="00094938"/>
    </style:style>
    <style:style style:name="P4" style:family="paragraph" style:parent-style-name="Standard">
      <style:text-properties officeooo:rsid="000cee60" officeooo:paragraph-rsid="000cee60"/>
    </style:style>
    <style:style style:name="P5" style:family="paragraph" style:parent-style-name="Standard">
      <style:text-properties officeooo:rsid="000f801b" officeooo:paragraph-rsid="000f801b"/>
    </style:style>
    <style:style style:name="P6" style:family="paragraph" style:parent-style-name="Standard">
      <style:text-properties fo:font-weight="normal" officeooo:rsid="000cee60" officeooo:paragraph-rsid="000cee60" style:font-weight-asian="normal" style:font-weight-complex="normal"/>
    </style:style>
    <style:style style:name="P7" style:family="paragraph" style:parent-style-name="Text_20_body">
      <style:text-properties officeooo:rsid="001abb0d" officeooo:paragraph-rsid="001abb0d"/>
    </style:style>
    <style:style style:name="P8" style:family="paragraph" style:parent-style-name="Text_20_body">
      <style:text-properties fo:font-weight="normal" officeooo:rsid="001b65b7" officeooo:paragraph-rsid="001b65b7" style:font-weight-asian="normal" style:font-weight-complex="normal"/>
    </style:style>
    <style:style style:name="P9" style:family="paragraph" style:parent-style-name="Text_20_body">
      <style:text-properties fo:font-weight="normal" officeooo:rsid="001c7dae" officeooo:paragraph-rsid="001c7dae" style:font-weight-asian="normal" style:font-weight-complex="normal"/>
    </style:style>
    <style:style style:name="P10" style:family="paragraph" style:parent-style-name="Text_20_body">
      <style:text-properties fo:font-weight="normal" officeooo:rsid="001d14c1" officeooo:paragraph-rsid="001d14c1" style:font-weight-asian="normal" style:font-weight-complex="normal"/>
    </style:style>
    <style:style style:name="P11" style:family="paragraph" style:parent-style-name="Text_20_body">
      <style:text-properties fo:font-weight="normal" officeooo:rsid="001ec996" officeooo:paragraph-rsid="001ec996" style:font-weight-asian="normal" style:font-weight-complex="normal"/>
    </style:style>
    <style:style style:name="P12" style:family="paragraph" style:parent-style-name="Text_20_body">
      <style:text-properties fo:font-weight="normal" officeooo:rsid="002069c3" officeooo:paragraph-rsid="002069c3" style:font-weight-asian="normal" style:font-weight-complex="normal"/>
    </style:style>
    <style:style style:name="P13" style:family="paragraph" style:parent-style-name="Text_20_body">
      <style:text-properties fo:font-weight="normal" officeooo:rsid="0024b6bd" officeooo:paragraph-rsid="0024b6bd" style:font-weight-asian="normal" style:font-weight-complex="normal"/>
    </style:style>
    <style:style style:name="P14" style:family="paragraph" style:parent-style-name="Text_20_body">
      <style:text-properties fo:font-weight="normal" officeooo:rsid="004fd0fe" officeooo:paragraph-rsid="004fd0fe" style:font-weight-asian="normal" style:font-weight-complex="normal"/>
    </style:style>
    <style:style style:name="P15" style:family="paragraph" style:parent-style-name="Text_20_body">
      <style:text-properties fo:font-weight="normal" officeooo:rsid="00515864" officeooo:paragraph-rsid="00515864" style:font-weight-asian="normal" style:font-weight-complex="normal"/>
    </style:style>
    <style:style style:name="P16" style:family="paragraph" style:parent-style-name="Text_20_body">
      <style:text-properties fo:font-weight="normal" officeooo:rsid="0044a13d" officeooo:paragraph-rsid="0044a13d"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paragraph-rsid="00515864"/>
    </style:style>
    <style:style style:name="P35" style:family="paragraph" style:parent-style-name="Text_20_body">
      <style:text-properties officeooo:rsid="005404d3" officeooo:paragraph-rsid="005404d3"/>
    </style:style>
    <style:style style:name="P36" style:family="paragraph" style:parent-style-name="Text_20_body">
      <style:text-properties officeooo:rsid="00542427" officeooo:paragraph-rsid="00542427"/>
    </style:style>
    <style:style style:name="P37" style:family="paragraph" style:parent-style-name="Text_20_body">
      <style:text-properties officeooo:rsid="00555827" officeooo:paragraph-rsid="00555827"/>
    </style:style>
    <style:style style:name="P38" style:family="paragraph" style:parent-style-name="Text_20_body">
      <style:text-properties officeooo:rsid="005900ed" officeooo:paragraph-rsid="005900ed"/>
    </style:style>
    <style:style style:name="P39" style:family="paragraph" style:parent-style-name="Text_20_body">
      <style:text-properties officeooo:rsid="005eb271" officeooo:paragraph-rsid="005eb271"/>
    </style:style>
    <style:style style:name="P40" style:family="paragraph" style:parent-style-name="Text_20_body">
      <style:text-properties officeooo:rsid="0061b0a4" officeooo:paragraph-rsid="0061b0a4"/>
    </style:style>
    <style:style style:name="P41" style:family="paragraph" style:parent-style-name="Text_20_body">
      <style:text-properties officeooo:rsid="00635842" officeooo:paragraph-rsid="00635842"/>
    </style:style>
    <style:style style:name="P42" style:family="paragraph" style:parent-style-name="Text_20_body">
      <style:text-properties officeooo:rsid="0066b98c" officeooo:paragraph-rsid="0066b98c"/>
    </style:style>
    <style:style style:name="P43" style:family="paragraph" style:parent-style-name="Text_20_body">
      <style:text-properties officeooo:rsid="006ab3ae" officeooo:paragraph-rsid="006ab3ae"/>
    </style:style>
    <style:style style:name="P44" style:family="paragraph" style:parent-style-name="Text_20_body">
      <style:text-properties officeooo:rsid="006af3b2" officeooo:paragraph-rsid="006af3b2"/>
    </style:style>
    <style:style style:name="P45" style:family="paragraph" style:parent-style-name="Text_20_body">
      <style:text-properties officeooo:rsid="006b6dc3" officeooo:paragraph-rsid="006b6dc3"/>
    </style:style>
    <style:style style:name="P46" style:family="paragraph" style:parent-style-name="Text_20_body">
      <style:text-properties officeooo:rsid="006f69c8" officeooo:paragraph-rsid="006f69c8"/>
    </style:style>
    <style:style style:name="P47" style:family="paragraph" style:parent-style-name="Text_20_body">
      <style:text-properties officeooo:rsid="00742aab" officeooo:paragraph-rsid="00742aab"/>
    </style:style>
    <style:style style:name="P48" style:family="paragraph" style:parent-style-name="Text_20_body">
      <style:text-properties officeooo:rsid="007ab39e" officeooo:paragraph-rsid="007ab39e"/>
    </style:style>
    <style:style style:name="P49" style:family="paragraph" style:parent-style-name="Text_20_body">
      <style:text-properties officeooo:rsid="007e81f6" officeooo:paragraph-rsid="007e81f6"/>
    </style:style>
    <style:style style:name="P50" style:family="paragraph" style:parent-style-name="Text_20_body">
      <style:text-properties officeooo:rsid="0081dc3e" officeooo:paragraph-rsid="0081dc3e"/>
    </style:style>
    <style:style style:name="P51" style:family="paragraph" style:parent-style-name="Text_20_body">
      <style:text-properties officeooo:rsid="00837b70" officeooo:paragraph-rsid="00837b70"/>
    </style:style>
    <style:style style:name="P52" style:family="paragraph" style:parent-style-name="Text_20_body">
      <style:text-properties officeooo:rsid="008b519b" officeooo:paragraph-rsid="008b519b"/>
    </style:style>
    <style:style style:name="P53" style:family="paragraph" style:parent-style-name="Text_20_body">
      <style:text-properties officeooo:rsid="00901719" officeooo:paragraph-rsid="00901719"/>
    </style:style>
    <style:style style:name="P54" style:family="paragraph" style:parent-style-name="Text_20_body">
      <style:text-properties officeooo:rsid="009766ce" officeooo:paragraph-rsid="009766ce"/>
    </style:style>
    <style:style style:name="P55" style:family="paragraph" style:parent-style-name="Text_20_body">
      <style:text-properties officeooo:rsid="00984b5e" officeooo:paragraph-rsid="00984b5e"/>
    </style:style>
    <style:style style:name="P56" style:family="paragraph" style:parent-style-name="Text_20_body">
      <style:text-properties officeooo:rsid="0098c202" officeooo:paragraph-rsid="0098c202"/>
    </style:style>
    <style:style style:name="P57" style:family="paragraph" style:parent-style-name="Text_20_body">
      <style:text-properties officeooo:rsid="0098c202" officeooo:paragraph-rsid="009d533b"/>
    </style:style>
    <style:style style:name="P58" style:family="paragraph" style:parent-style-name="Text_20_body">
      <style:text-properties officeooo:rsid="00a0c633" officeooo:paragraph-rsid="00a0c633"/>
    </style:style>
    <style:style style:name="P59" style:family="paragraph" style:parent-style-name="Text_20_body">
      <style:text-properties officeooo:rsid="00a2babd" officeooo:paragraph-rsid="00a2babd"/>
    </style:style>
    <style:style style:name="P60" style:family="paragraph" style:parent-style-name="Text_20_body">
      <style:text-properties officeooo:rsid="00a5eb78" officeooo:paragraph-rsid="00a5eb78"/>
    </style:style>
    <style:style style:name="P61" style:family="paragraph" style:parent-style-name="Text_20_body">
      <style:text-properties officeooo:rsid="00ac8bf4" officeooo:paragraph-rsid="00ac8bf4"/>
    </style:style>
    <style:style style:name="P62" style:family="paragraph" style:parent-style-name="Text_20_body">
      <style:text-properties officeooo:rsid="00b60747" officeooo:paragraph-rsid="00b60747"/>
    </style:style>
    <style:style style:name="P63" style:family="paragraph" style:parent-style-name="Text_20_body">
      <style:text-properties officeooo:rsid="00b8aad6" officeooo:paragraph-rsid="00b8aad6"/>
    </style:style>
    <style:style style:name="P64" style:family="paragraph" style:parent-style-name="Text_20_body">
      <style:text-properties officeooo:rsid="00bd60d4" officeooo:paragraph-rsid="00bd60d4"/>
    </style:style>
    <style:style style:name="P65" style:family="paragraph" style:parent-style-name="Text_20_body">
      <style:text-properties officeooo:rsid="00bf03d4" officeooo:paragraph-rsid="00bf03d4"/>
    </style:style>
    <style:style style:name="P66" style:family="paragraph" style:parent-style-name="Text_20_body">
      <style:text-properties officeooo:rsid="00c88bde" officeooo:paragraph-rsid="00c88bde"/>
    </style:style>
    <style:style style:name="P67" style:family="paragraph" style:parent-style-name="Text_20_body">
      <style:text-properties officeooo:rsid="00cc6975" officeooo:paragraph-rsid="00cc6975"/>
    </style:style>
    <style:style style:name="P68" style:family="paragraph" style:parent-style-name="Text_20_body">
      <style:text-properties officeooo:rsid="00cddb9d" officeooo:paragraph-rsid="00cddb9d"/>
    </style:style>
    <style:style style:name="P69" style:family="paragraph" style:parent-style-name="Text_20_body">
      <style:text-properties officeooo:rsid="00d56f56" officeooo:paragraph-rsid="00d56f56"/>
    </style:style>
    <style:style style:name="P70" style:family="paragraph" style:parent-style-name="Text_20_body">
      <style:text-properties officeooo:rsid="0044a13d" officeooo:paragraph-rsid="0044a13d"/>
    </style:style>
    <style:style style:name="P71" style:family="paragraph" style:parent-style-name="Text_20_body">
      <style:text-properties officeooo:rsid="00ea18a4" officeooo:paragraph-rsid="00ea18a4"/>
    </style:style>
    <style:style style:name="P72" style:family="paragraph" style:parent-style-name="Text_20_body">
      <style:text-properties officeooo:rsid="00f0088b" officeooo:paragraph-rsid="00f0088b"/>
    </style:style>
    <style:style style:name="P73" style:family="paragraph" style:parent-style-name="Text_20_body">
      <style:text-properties officeooo:rsid="00f513a1" officeooo:paragraph-rsid="00f513a1"/>
    </style:style>
    <style:style style:name="P74" style:family="paragraph" style:parent-style-name="Text_20_body">
      <style:text-properties officeooo:rsid="00cf9711" officeooo:paragraph-rsid="00d1d0c9"/>
    </style:style>
    <style:style style:name="P75" style:family="paragraph" style:parent-style-name="Text_20_body">
      <style:text-properties officeooo:rsid="00ec008c" officeooo:paragraph-rsid="00ecac02"/>
    </style:style>
    <style:style style:name="P76" style:family="paragraph" style:parent-style-name="Text_20_body">
      <style:text-properties officeooo:rsid="00f835f6" officeooo:paragraph-rsid="00f835f6"/>
    </style:style>
    <style:style style:name="P77" style:family="paragraph" style:parent-style-name="Text_20_body">
      <style:text-properties officeooo:rsid="0116d101" officeooo:paragraph-rsid="0116d101"/>
    </style:style>
    <style:style style:name="P78" style:family="paragraph" style:parent-style-name="Text_20_body">
      <style:text-properties officeooo:rsid="012e01c4" officeooo:paragraph-rsid="012e01c4"/>
    </style:style>
    <style:style style:name="P79" style:family="paragraph" style:parent-style-name="Text_20_body">
      <style:text-properties officeooo:rsid="012f842c" officeooo:paragraph-rsid="012f842c"/>
    </style:style>
    <style:style style:name="P80" style:family="paragraph" style:parent-style-name="Text_20_body">
      <style:text-properties officeooo:rsid="0130e8b4" officeooo:paragraph-rsid="0130e8b4"/>
    </style:style>
    <style:style style:name="P81" style:family="paragraph" style:parent-style-name="Text_20_body">
      <style:text-properties officeooo:rsid="01387f00" officeooo:paragraph-rsid="01387f00"/>
    </style:style>
    <style:style style:name="P82" style:family="paragraph" style:parent-style-name="Text_20_body">
      <style:text-properties officeooo:rsid="0138dd85" officeooo:paragraph-rsid="0138dd85"/>
    </style:style>
    <style:style style:name="P83" style:family="paragraph" style:parent-style-name="Text_20_body">
      <style:text-properties officeooo:rsid="01398d47" officeooo:paragraph-rsid="01398d47"/>
    </style:style>
    <style:style style:name="P84" style:family="paragraph" style:parent-style-name="Text_20_body">
      <style:text-properties officeooo:rsid="013b1ea4" officeooo:paragraph-rsid="013b1ea4"/>
    </style:style>
    <style:style style:name="P85" style:family="paragraph" style:parent-style-name="Text_20_body">
      <style:text-properties officeooo:rsid="013c1fd3" officeooo:paragraph-rsid="013c1fd3"/>
    </style:style>
    <style:style style:name="P86" style:family="paragraph" style:parent-style-name="Text_20_body">
      <style:text-properties officeooo:rsid="01422f10" officeooo:paragraph-rsid="01422f10"/>
    </style:style>
    <style:style style:name="P87" style:family="paragraph" style:parent-style-name="Text_20_body">
      <style:text-properties officeooo:rsid="0145c7b2" officeooo:paragraph-rsid="0145c7b2"/>
    </style:style>
    <style:style style:name="P88" style:family="paragraph" style:parent-style-name="Text_20_body">
      <style:text-properties officeooo:rsid="0145c7b2" officeooo:paragraph-rsid="0148c7ae"/>
    </style:style>
    <style:style style:name="P89" style:family="paragraph" style:parent-style-name="Text_20_body">
      <style:text-properties officeooo:rsid="01503c34" officeooo:paragraph-rsid="01503c34"/>
    </style:style>
    <style:style style:name="P90" style:family="paragraph" style:parent-style-name="Text_20_body">
      <style:text-properties officeooo:rsid="015823f6" officeooo:paragraph-rsid="015823f6"/>
    </style:style>
    <style:style style:name="P91" style:family="paragraph" style:parent-style-name="Text_20_body">
      <style:text-properties officeooo:rsid="0153b523" officeooo:paragraph-rsid="0154ff93"/>
    </style:style>
    <style:style style:name="P92" style:family="paragraph" style:parent-style-name="Text_20_body">
      <style:text-properties officeooo:rsid="0158eee1" officeooo:paragraph-rsid="015f34fa"/>
    </style:style>
    <style:style style:name="P93" style:family="paragraph" style:parent-style-name="Text_20_body">
      <style:text-properties officeooo:rsid="01799344" officeooo:paragraph-rsid="01799344"/>
    </style:style>
    <style:style style:name="P94" style:family="paragraph" style:parent-style-name="Text_20_body">
      <style:text-properties officeooo:rsid="01799344" officeooo:paragraph-rsid="017a9311"/>
    </style:style>
    <style:style style:name="P95" style:family="paragraph" style:parent-style-name="Text_20_body">
      <style:text-properties officeooo:rsid="018570d9" officeooo:paragraph-rsid="018570d9"/>
    </style:style>
    <style:style style:name="P96" style:family="paragraph" style:parent-style-name="Text_20_body">
      <style:text-properties officeooo:rsid="018aba71" officeooo:paragraph-rsid="018aba71"/>
    </style:style>
    <style:style style:name="P97" style:family="paragraph" style:parent-style-name="Text_20_body">
      <style:text-properties officeooo:rsid="018bc140" officeooo:paragraph-rsid="018bc140"/>
    </style:style>
    <style:style style:name="P98" style:family="paragraph" style:parent-style-name="Text_20_body">
      <style:text-properties officeooo:rsid="018c06db" officeooo:paragraph-rsid="018c06db"/>
    </style:style>
    <style:style style:name="P99" style:family="paragraph" style:parent-style-name="Text_20_body">
      <style:text-properties officeooo:rsid="018d91e7" officeooo:paragraph-rsid="018d91e7"/>
    </style:style>
    <style:style style:name="P100" style:family="paragraph" style:parent-style-name="Text_20_body">
      <style:text-properties officeooo:rsid="019368cd" officeooo:paragraph-rsid="01948382"/>
    </style:style>
    <style:style style:name="P101" style:family="paragraph" style:parent-style-name="Table_20_Contents">
      <style:text-properties officeooo:rsid="00a0d1c2" officeooo:paragraph-rsid="00a0d1c2"/>
    </style:style>
    <style:style style:name="P102" style:family="paragraph" style:parent-style-name="Table_20_Contents">
      <style:paragraph-properties fo:text-align="center" style:justify-single-word="false"/>
      <style:text-properties officeooo:rsid="00a0d1c2" officeooo:paragraph-rsid="00a0d1c2"/>
    </style:style>
    <style:style style:name="P103" style:family="paragraph" style:parent-style-name="Table_20_Contents">
      <style:text-properties officeooo:rsid="00a0f580" officeooo:paragraph-rsid="00a0f580"/>
    </style:style>
    <style:style style:name="P104"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05"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06"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07"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08"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09"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10"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11"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12"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13"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14"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15"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16"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17"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18"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19"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20"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21"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22"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23"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24"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25"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26"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27"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28"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29"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30"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31"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32"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33"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34"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35"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36"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37"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38"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39"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40"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141"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142"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143"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144"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145"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146" style:family="paragraph" style:parent-style-name="Text_20_body">
      <style:paragraph-properties fo:margin-left="0cm" fo:margin-right="0cm" fo:text-indent="0cm" style:auto-text-indent="false"/>
      <style:text-properties officeooo:paragraph-rsid="012e01c4"/>
    </style:style>
    <style:style style:name="P147" style:family="paragraph" style:parent-style-name="Text_20_body">
      <style:paragraph-properties fo:margin-left="0cm" fo:margin-right="0cm" fo:text-indent="0cm" style:auto-text-indent="false"/>
      <style:text-properties officeooo:rsid="0162d00e" officeooo:paragraph-rsid="0162d00e"/>
    </style:style>
    <style:style style:name="P148" style:family="paragraph" style:parent-style-name="Text_20_body">
      <style:paragraph-properties fo:margin-left="0cm" fo:margin-right="0cm" fo:text-indent="0cm" style:auto-text-indent="false"/>
      <style:text-properties officeooo:rsid="017fa5f2" officeooo:paragraph-rsid="017fa5f2"/>
    </style:style>
    <style:style style:name="P149" style:family="paragraph" style:parent-style-name="Text_20_body">
      <style:paragraph-properties fo:margin-left="0cm" fo:margin-right="0cm" fo:text-indent="0cm" style:auto-text-indent="false"/>
      <style:text-properties officeooo:rsid="01651597" officeooo:paragraph-rsid="01760bcf"/>
    </style:style>
    <style:style style:name="P150" style:family="paragraph" style:parent-style-name="Text_20_body">
      <style:paragraph-properties fo:margin-left="0cm" fo:margin-right="0cm" fo:text-indent="0cm" style:auto-text-indent="false"/>
      <style:text-properties officeooo:rsid="0182389d" officeooo:paragraph-rsid="01838b88"/>
    </style:style>
    <style:style style:name="P151" style:family="paragraph" style:parent-style-name="Text_20_body">
      <style:paragraph-properties fo:margin-left="0cm" fo:margin-right="0cm" fo:text-indent="0cm" style:auto-text-indent="false"/>
      <style:text-properties officeooo:paragraph-rsid="01b155e7"/>
    </style:style>
    <style:style style:name="P152" style:family="paragraph" style:parent-style-name="Text_20_body">
      <style:text-properties officeooo:rsid="01c77b5a" officeooo:paragraph-rsid="01c77b5a"/>
    </style:style>
    <style:style style:name="P153" style:family="paragraph" style:parent-style-name="Text_20_body">
      <style:text-properties officeooo:rsid="01c9eb21" officeooo:paragraph-rsid="01c9eb21"/>
    </style:style>
    <style:style style:name="P154" style:family="paragraph" style:parent-style-name="Text_20_body">
      <style:text-properties officeooo:rsid="01ca2bec" officeooo:paragraph-rsid="01ca2bec"/>
    </style:style>
    <style:style style:name="P155" style:family="paragraph" style:parent-style-name="Text_20_body">
      <style:text-properties fo:font-style="normal" officeooo:rsid="01d22086" officeooo:paragraph-rsid="01d22086" style:font-style-asian="normal" style:font-style-complex="normal"/>
    </style:style>
    <style:style style:name="P156" style:family="paragraph" style:parent-style-name="Text_20_body">
      <style:text-properties fo:font-style="normal" officeooo:rsid="01d41388" officeooo:paragraph-rsid="01d41388" style:font-style-asian="normal" style:font-style-complex="normal"/>
    </style:style>
    <style:style style:name="P157" style:family="paragraph" style:parent-style-name="Text_20_body">
      <style:text-properties fo:font-style="normal" officeooo:rsid="01d476c1" officeooo:paragraph-rsid="01d476c1" style:font-style-asian="normal" style:font-style-complex="normal"/>
    </style:style>
    <style:style style:name="P158" style:family="paragraph" style:parent-style-name="Text_20_body">
      <style:text-properties officeooo:paragraph-rsid="00aed595"/>
    </style:style>
    <style:style style:name="P159"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63"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164"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165"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166"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167"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168" style:family="paragraph" style:parent-style-name="Text_20_body">
      <style:paragraph-properties fo:margin-left="0cm" fo:margin-right="0cm" fo:text-indent="0cm" style:auto-text-indent="false"/>
      <style:text-properties officeooo:paragraph-rsid="01b748ad"/>
    </style:style>
    <style:style style:name="P169" style:family="paragraph" style:parent-style-name="Heading_20_2">
      <style:paragraph-properties fo:margin-top="0.499cm" fo:margin-bottom="0.499cm" loext:contextual-spacing="false"/>
    </style:style>
    <style:style style:name="P170"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P171" style:family="paragraph" style:parent-style-name="Heading_20_3">
      <style:paragraph-properties fo:margin-top="0.499cm" fo:margin-bottom="0.499cm" loext:contextual-spacing="false"/>
    </style:style>
    <style:style style:name="P172" style:family="paragraph" style:parent-style-name="Heading_20_3">
      <style:paragraph-properties fo:margin-top="0.499cm" fo:margin-bottom="0.499cm" loext:contextual-spacing="false"/>
      <style:text-properties officeooo:paragraph-rsid="01b5a1bf"/>
    </style:style>
    <style:style style:name="P173" style:family="paragraph" style:parent-style-name="Heading_20_3">
      <style:paragraph-properties fo:margin-top="0.499cm" fo:margin-bottom="0.499cm" loext:contextual-spacing="false"/>
      <style:text-properties officeooo:paragraph-rsid="00c88bde"/>
    </style:style>
    <style:style style:name="P174" style:family="paragraph" style:parent-style-name="Heading_20_3">
      <style:paragraph-properties fo:margin-top="0.499cm" fo:margin-bottom="0.499cm" loext:contextual-spacing="false"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officeooo:rsid="0131723f"/>
    </style:style>
    <style:style style:name="T39" style:family="text">
      <style:text-properties officeooo:rsid="014075f0"/>
    </style:style>
    <style:style style:name="T40" style:family="text">
      <style:text-properties officeooo:rsid="0142b027"/>
    </style:style>
    <style:style style:name="T41" style:family="text">
      <style:text-properties officeooo:rsid="014e0fc7"/>
    </style:style>
    <style:style style:name="T42" style:family="text">
      <style:text-properties officeooo:rsid="017d39fb"/>
    </style:style>
    <style:style style:name="T43" style:family="text">
      <style:text-properties officeooo:rsid="0180d353"/>
    </style:style>
    <style:style style:name="T44" style:family="text">
      <style:text-properties officeooo:rsid="018570d9"/>
    </style:style>
    <style:style style:name="T45" style:family="text">
      <style:text-properties officeooo:rsid="0186f997"/>
    </style:style>
    <style:style style:name="T46" style:family="text">
      <style:text-properties officeooo:rsid="018c06db"/>
    </style:style>
    <style:style style:name="T47" style:family="text">
      <style:text-properties officeooo:rsid="01b5a1bf"/>
    </style:style>
    <style:style style:name="T48" style:family="text">
      <style:text-properties officeooo:rsid="01d413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itle">Noções de Direito Constitucional</text:p>
      <text:p text:style-name="Title"/>
      <text:h text:style-name="Heading_20_1" text:outline-level="1">1 Direitos Fundamentais Diretos e Garantias Individuais e Coletivos</text:h>
      <text:h text:style-name="P169" text:outline-level="2">1.1 Direitos e Garantias Fundamentais</text:h>
      <text:p text:style-name="P2">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2"/>
      <text:p text:style-name="P3">Nossa Constituição estabelece que as normas que consubstanciam direitos fundamentais são efícácia imediata.</text:p>
      <text:h text:style-name="P171" text:outline-level="3">1.1.1 Diferenciação entre Direitos e Garantias Fundamentais</text:h>
      <text:p text:style-name="P4">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6"/>
      <text:p text:style-name="P5">Assim, por exemplo, o direito à liberdade seria um direito fundamental, ao passo que o <text:span text:style-name="T1">Habeas Corpus </text:span>seria uma garantia fundamental.</text:p>
      <text:h text:style-name="P174" text:outline-level="3">1.1.2 <text:span text:style-name="T6">Gerações</text:span> dos Direitos Fundamentais</text:h>
      <text:p text:style-name="P7">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8">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9"><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0"><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1"><text:span text:style-name="T2">Direitos de terceira geração: </text:span>materializam poderes de titularidade coletiva, cujo exercício e benefício não se atém ao bem do indivíduo somente, mas de toda a coletividade (interesses difusos).</text:p>
      <text:p text:style-name="P12"><text:span text:style-name="T2">Ex.: </text:span>Direito a um meio ambiente equilibrado, progresso, a paz. Por não tutelarem direitos individuais nem de solidariedade ou fraternidade.</text:p>
      <text:p text:style-name="P13"><text:span text:style-name="T2">Direitos de quarta geração:</text:span> compreendem os direitos à democracia, informação e pluralismo, para uns, e os direitos relativos à biotecnologia, manipulação genética, para todos.</text:p>
      <text:h text:style-name="P171"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171"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171"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169"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171"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04"><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70">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p text:style-name="P70"/>
      <text:p text:style-name="P16"/>
      <text:h text:style-name="P171" text:outline-level="3">1.2.2 Princípio da Legalidade</text:h>
      <text:p text:style-name="P27">Dispõe o inciso II do Art. 5º de nossa CF:</text:p>
      <text:p text:style-name="P114"><text:soft-page-break/><text:span text:style-name="T2">II. </text:span>Ninguém será obrigado a fazer ou deixar de fazer alguma coisa senão em virtude de lei;</text:p>
      <text:p text:style-name="P28">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7">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4">Embora a maioria utilize os conceitos como sinônimos, outros, como Alexandre de Maraei e José Afonso da Silva, os distinguem.</text:p>
      <text:p text:style-name="P15">De acordo com eles, o princípio da legalidade seria mais amplo, e envolveria todas as espécies normativas previstas na Constituição Federal (conforme vimos).</text:p>
      <text:p text:style-name="P15">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4"><text:span text:style-name="T9">XXXIX. Não há crime sem lei anterior que o defina, nem pena sem prévia cominação lega</text:span><text:span text:style-name="T10">l.</text:span></text:p>
      <text:h text:style-name="P171" text:outline-level="3"><text:soft-page-break/>1.2.3 Proibição da Tortura</text:h>
      <text:p text:style-name="P35">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35">III. Ninguém será submetido a tortura nem a tratamento desumano ou degradante;</text:p>
      <text:p text:style-name="P36">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7">A <text:s/>norma do inciso III é completamente pelo comando do inciso XLIII.</text:p>
      <text:p text:style-name="P113"><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8">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171" text:outline-level="3">1.2.4 Liberdade de Pensamento e Direito de Resposta</text:h>
      <text:p text:style-name="P39">Nossa contituição prevê a plena liberdade de expressão nos incisos IV e IX de seu Art. 5º:</text:p>
      <text:p text:style-name="P117"><text:span text:style-name="T2">IV.</text:span> É livre, a manifestação do pensamento, sendo vedado o anonimato;</text:p>
      <text:p text:style-name="P117"><text:span text:style-name="T2">IX.</text:span> É livre a expressão da atividade intelectual, artística, científica e de comunicação, independentemente de censura ou licença;</text:p>
      <text:p text:style-name="P40">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sempre o controle de seua legalidade, através do Poder Judiciário.</text:span></text:p>
      <text:p text:style-name="P41">A liberdade de expressão, porém, está condicionada à identificação do autor, para que se evitem manifestações levianas que ofendam terceiros e para que se possa responsabilizar aqueles que as fizeram.</text:p>
      <text:p text:style-name="P41">Tal exigência, porém, não impede que o jornalista guarde o sigilo de suas fontes, respondendo ele, porém, no caso de optar por esse sigilo, por declarações injuriosas, difamatórias ou caluniosas sem base fática.</text:p>
      <text:p text:style-name="P41">O inciso V assegura o direito de resposta, sem prejuízo da indenização por dano material ou moral:</text:p>
      <text:p text:style-name="P112"><text:soft-page-break/><text:span text:style-name="T2">V. </text:span>É assegurado o direito de resposta, proporcional ao agravo, além da indenização por dano material, moral ou à imagem;</text:p>
      <text:p text:style-name="P42">Proporcional ao agravo significa que deve ser dado à vítima o direito de resposta no mesmo veículo de comunicação e com o mesmo espaço dado à notícia injuriosa.</text:p>
      <text:h text:style-name="P171" text:outline-level="3">1.2.5 Liberdade de Consciência e Crença Religiosa, Convicção Filosófica ou Política</text:h>
      <text:p text:style-name="P43">Dispõe o inciso VI, do Art. 5º:</text:p>
      <text:p text:style-name="P132">VI. É inviolável a liberdade de consciência e de crença, sendo assegurado o livre exercício dos cultos religiosos e garantida, na forma da lei, a proteção aos locais de culto e a suas liturgias;</text:p>
      <text:p text:style-name="P44">O Brasil é um Estado laico (ou leigo), mas não ateu. O Estado brasileiro não pode subvencionar ou privilegiar qualquer segmento religioso, mas respeita todas as convicções religiosas.</text:p>
      <text:p text:style-name="P44">Nossa constituição garante tanto a liberdade de consciência e de crença como a liberdade de culto.</text:p>
      <text:p text:style-name="P45">Enquanto a liberdade de crença refere-se <text:span text:style-name="T17">à convicção íntima do indivíduo, a liberdade de culto refere-se à exteriorização dessa crença.</text:span></text:p>
      <text:p text:style-name="P46">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7">Nessa mesma linha, temos o inci<text:span text:style-name="T19">so VII: </text:span></text:p>
      <text:p text:style-name="P118"><text:span text:style-name="T2">VII. </text:span>É assegurada, <text:span text:style-name="T20">nos termos da lei, a prestação de assistência religiosa nas entidades civis e militares de internação coletiva;</text:span></text:p>
      <text:p text:style-name="P48">Sendo o direito à religiosidade um direito fundamental do cidadão, o Estado deve garantir o exercício deste direito àqueles que estiverem custodiados sob sua responsabilidade ou de terceiros, em presidios, hospitais, casernas, manicômios, etc.</text:p>
      <text:p text:style-name="P48">A expressão “nos termos da lei” indica tratar-se de norma de eficácia limitada.</text:p>
      <text:p text:style-name="P119"><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9">O inciso VIII diz que ninguém pode ser penalizado em virtude de sua crença religiosa, convicção filosófica ou política.</text:p>
      <text:p text:style-name="P49">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50"><text:soft-page-break/>Exemplo de aplicação desse dispositivo é a recusa de determinadas pessoas em cumprir o tempo de serviço militar obrigatório por convicção filosófica, devevndo cumprir a prestação alternativa prevista na Lei 8.239/91.</text:p>
      <text:h text:style-name="P171" text:outline-level="3">1.2.6 Direito à Privacidade e à Preservação da Honra</text:h>
      <text:p text:style-name="P111"><text:span text:style-name="T2">X.</text:span> São invioláveis a intimidade, a vida privada, a honra e a imagem de pessoas, assegurado o direito a indenização pelo dano material ou moral decorrente de sua violação;</text:p>
      <text:p text:style-name="P52">O inciso X do Art. 5º de nossa CF, assegura a inviolabilidade da intimidade, vida privada, honra e imagem dos cidadãos, prevendo indenização em caso de violação indevida.</text:p>
      <text:p text:style-name="P52"><text:span text:style-name="T2">Intimidade: </text:span>relações subjetivas e de trato íntimo da pessoa, suas relações familiares e de amizade.</text:p>
      <text:p text:style-name="P51"><text:span text:style-name="T2">Vida privada: </text:span>os demais relacionamentos humanos, inclusive os que envolvem relações não íntimas, como relações comerciais, de trabalho, mas que dizem respeito somente ao cidadão e aos demais diretamente envolvidos.</text:p>
      <text:p text:style-name="P51">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3">Nesses casos, embora o Judiciário entenda que tais pessoas também tenham direito à proteção à intimidade, seus limites são menos definidos do que os aplicáveis aos cidadãos comuns.</text:p>
      <text:h text:style-name="P171" text:outline-level="3">1.2.7 Inviolabilidade do Domicílio</text:h>
      <text:p text:style-name="P110"><text:span text:style-name="T2">XI. </text:span>A casa é asilo inviolável do indivíduo, ninguém nela podendo penetrar sem consentimento do morador, salvo em caso de flagrante delito ou desastre, ou para prestar socorro, ou, durante o dia, por determinação judicial;</text:p>
      <text:p text:style-name="P54">Com regra geral, ninguém – nem mesmo a polícia ou representante da Justiça ou mesmo o Presidente da República – pode entrar no domicílio alheio sem permissão do proprietário.</text:p>
      <text:p text:style-name="P55">No entanto, exitem quatro exceções:</text:p>
      <text:p text:style-name="P55">&gt; Caso de flagrante delito (crime que está sendo praticado);</text:p>
      <text:p text:style-name="P56">&gt; Caso de desastre (inundação, desabamento, explosão, etc.);</text:p>
      <text:p text:style-name="P56">&gt; Para prestar socorro (por exemplo, alguém que sofre um infarto);</text:p>
      <text:p text:style-name="P57">&gt; Por determinação judicial, durante o dia (nesse caso, nunca à noite).</text:p>
      <text:p text:style-name="P57"><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171" text:outline-level="3"><text:soft-page-break/>1.2.8 Inviolabilidade das Comunicações</text:h>
      <text:p text:style-name="P109"><text:span text:style-name="T2">XII. </text:span>É inviolável o sigilo da correspondência e das comunicações telegráficas, de dados e das comunicações telefônicas, salvo, no último caso, por ordem judicial, nas hipóteses e na forma que a lei estabelecer para fins de investigação criminal ou instrução processual penal;</text:p>
      <text:p text:style-name="P58">Tal garantia abrange também as comunicações por meios eletrônicos.</text:p>
      <text:p text:style-name="P58">A exceção somente se aplica às comunicações telefônicas e nos casos de investigação ou instrução penal, ou seja, em que houver suspeita de prática de crime.</text:p>
      <text:p text:style-name="P58">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02">FIQUE LIGADO</text:p>
            <text:p text:style-name="P101"/>
            <text:p text:style-name="P103">A jurisprudência tem admitido a possibilidade de quebra de sigilos de comunicações eletrônicas (como e-mails e SMS).</text:p>
            <text:p text:style-name="P103"/>
            <text:p text:style-name="P103">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8"/>
      <text:h text:style-name="P171" text:outline-level="3">1.2.9 Liberdade do Exercício de Profissão</text:h>
      <text:p text:style-name="P108"><text:span text:style-name="T2">XIII.</text:span> É livre o exercício de qualquer trabalho, ofício ou profissão, atendidas as qualificações profssionais que a lei estabecer;</text:p>
      <text:p text:style-name="P59"><text:span text:style-name="T8">A priori, o exercício </text:span><text:span text:style-name="T11">de qualquer trabalho, ofício ou profissão é livre, não havendo a necessidade do preenchimento de qualquer requisito especial.</text:span></text:p>
      <text:p text:style-name="P60"><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1"><text:span text:style-name="T12">A</text:span><text:span text:style-name="T8">ssim, se a lei não exigir expressamente a comprovação de qualificação profissional, qualquer pessoa poderá exercer qualquer atividade econômica.</text:span></text:p>
      <text:p text:style-name="P158"><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171" text:outline-level="3"><text:soft-page-break/>1.2.10 Direito à Informação</text:h>
      <text:p text:style-name="P107"><text:span text:style-name="T2">XIV. </text:span>É assegurado a todos o acesso à informação e resguardado o sigilo da fonte, quando necessário ao exercício profissional;</text:p>
      <text:p text:style-name="P62">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3">O Estado não pode dizer a quais <text:span text:style-name="T24">informações e provenientes de quais fontes o cidadão terá acesso.</text:span></text:p>
      <text:p text:style-name="P64">Visando justamente preservar o direito à informação, a Constituição permite aos profissionais (especialmente jornalistas) não revelar a fonte de informações que divulgam.</text:p>
      <text:p text:style-name="P65">Obviamente, o direito à informaçãao não impede que informações de interesse íntimo e privado de alguém sejam protegidas do conhecimento público.</text:p>
      <text:h text:style-name="P173" text:outline-level="3">1.2.11 Direito à Locomoção Dentro do Território Nacionalidade</text:h>
      <text:p text:style-name="P105"><text:span text:style-name="T2">XV. </text:span>É livre a locomoção no território nacional em tempo de paz, podendo qualquer pessoa, nos termos da lei, nele entrar, permanecer ou dele sair com seus bens;</text:p>
      <text:p text:style-name="P67">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8">Essa garantia somente pode ser relativizada em tempos de guerra ou no caso de estado de sítio.</text:p>
      <text:p text:style-name="P74">No que se refere ao ingresso de alguém de fora no território nacional, porém, a norma acima é de eficácia contida, podendo a lei estabelecer condições para aqui ingressar, aqui permanecer ou daqui sair com seus bens.</text:p>
      <text:h text:style-name="P171" text:outline-level="3">1.2.12 Direito de Reunião</text:h>
      <text:p text:style-name="P106"><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9">Nossa constituição garante que todos podem reunir-se em locais públicos sem necessidade de solicitar autorização ao ente público.</text:p>
      <text:p text:style-name="P71">Porém, impõe algumas condições:</text:p>
      <text:p text:style-name="P71">&gt; A reunião dever ser pacífica;</text:p>
      <text:p text:style-name="P71">&gt; Os manifestantes não podem portar armas;</text:p>
      <text:p text:style-name="P71">&gt; Não devem frustrar outra manifestação anteriormente convocada para o mesmo local;</text:p>
      <text:p text:style-name="P71"><text:soft-page-break/>&gt; Deve haver aviso prévio à autoridade competente para que esta possa, por exemplo, verificar se já não há uma reunião marcada para o mesmo local e horário, organizar o trânsito local, garantir a proteção dos que participarão da reunião, etc.</text:p>
      <text:p text:style-name="P75">Esse direito de reunião pode ser restringido nos casos de guerra, estado de defesa e estado de sítio.</text:p>
      <text:h text:style-name="P171" text:outline-level="3">1.2.13 Direito de Associação</text:h>
      <text:p text:style-name="P115"><text:span text:style-name="T2">XVII. </text:span>É plena a liberdade de associação para fins lícitos, vedada a de caráter paramilitar;</text:p>
      <text:p text:style-name="P72">Quando a Constituição Federal diz que é p<text:span text:style-name="T26">lena</text:span> a liberdade de associação, está a dizer que as pessoas podem se associar para os fins que desejarem, desde que não seja para fins paramilitares.</text:p>
      <text:p text:style-name="P116"><text:span text:style-name="T2">XVII. </text:span>A criação de associações e, na forma da lei, a de cooperativas independem de autorização, sendo vedada a interferência estatal em seu funcionamento;</text:p>
      <text:p text:style-name="P73">O Estado não pode interferir nas associações e cooperativas, que tem o direito de se organizarem conforme quiserem, desde que respeitem as nomas legais (por exemplo, Código Civ<text:span text:style-name="T25">il</text:span>).</text:p>
      <text:p text:style-name="P76">Além disso, o Estado não pode exigir qualquer autorização para a criação de associações. No que se refere às cooperativas, tal norma é de eficácia contida.</text:p>
      <text:p text:style-name="P120"><text:span text:style-name="T2">XIX.</text:span> As associações só poderão ser compulsoriamente dissolvidas ou ter suas atividades suspensas por decisão judicial, exigindo-se, no primeiro caso, o trânsito em julgado;</text:p>
      <text:p text:style-name="P135">Para <text:span text:style-name="T27">a suspensão (interrupção temporária das atividades) ou para a dissolução (extinção definitiva) de associações exige-se sempre uma decisão judicial.</text:span></text:p>
      <text:p text:style-name="P136">No caso da dissolução exige-se ainda que de tal decisão não caiba mais nenhum recurso, ou seja, exige-se o trânsito em julgado da decisão judicial.</text:p>
      <text:p text:style-name="P133"><text:span text:style-name="T2">XX. </text:span>Ninguém poderá ser compelido a associar-se ou a permanecer associado;</text:p>
      <text:p text:style-name="P137">Assim como é garantido o direito de associação, também se garante o de direito de não se associar ou de desassociar-se a qualquer momento.</text:p>
      <text:p text:style-name="P137">O desrespeito a tal preceito pode inclusive configurar crime (Art. 199 do Código Penal).</text:p>
      <text:p text:style-name="P134"><text:span text:style-name="T2">XXI.</text:span> As entidades associativas, quando expressamente autorizadas, têm legitimidade para representar seus filiados judicial ou extrajudicialmente;</text:p>
      <text:p text:style-name="P77">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171" text:outline-level="3">1.2.14 Direito de Propriedade</text:h>
      <text:p text:style-name="P121"><text:span text:style-name="T2">XXII.</text:span> É garantido o direito de propriedade;</text:p>
      <text:p text:style-name="P122"><text:span text:style-name="T2">XXIII. </text:span>A propriedade atenderá a sua função social;</text:p>
      <text:p text:style-name="P138"><text:soft-page-break/>Nossa Constituição Federal reconhece o direito <text:span text:style-name="T29">de propriedade, entendido como o direito de usar, fluir e dispor da coisa. No entanto, tal direito não é absoluto.</text:span></text:p>
      <text:p text:style-name="P139">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40">A Constituição estabelece as condições para que as propriedades urbanas e rurais atendam sua função social:</text:p>
      <text:p text:style-name="P141">Propriedade Urbana</text:p>
      <text:p text:style-name="P141"><text:span text:style-name="T2">Art. 182(</text:span>…)</text:p>
      <text:p text:style-name="P142"><text:span text:style-name="T30">§</text:span><text:span text:style-name="T31"> </text:span>2º. A propriedade urbana cumpre sua função social quando atende às exigências fundamentais de ordenação da cidade expressas no plano diretor.</text:p>
      <text:p text:style-name="P143">Propriedade Rural</text:p>
      <text:p text:style-name="P143">Art.186. A função social é cumprida quando a propriedade rural atende, simultaneamente, segundo critérios e graus de exigência estabelecidos em lei, aos seguintes requisitos:</text:p>
      <text:p text:style-name="P144"><text:span text:style-name="T2">I.</text:span> Aproveitamento racional e adequado;</text:p>
      <text:p text:style-name="P144"><text:span text:style-name="T2">II. </text:span>Utilização adequada dos recuros naturais disponíveis e preservação do meio ambiente;</text:p>
      <text:p text:style-name="P144"><text:span text:style-name="T2">III.</text:span> Observância das disposições que regulam as relações de trabalho;</text:p>
      <text:p text:style-name="P146"><text:span text:style-name="T32">IV. </text:span><text:span text:style-name="T33">Exploração que favoreça o bem-estar dos proprietários e dos trabalhadores.</text:span></text:p>
      <text:h text:style-name="P170" text:outline-level="3">1.2.15 Desapropriação</text:h>
      <text:p text:style-name="P78"><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9">Desapropriação é o ato administrativo pelo qual o Estado retira a propriedade de alguém.</text:p>
      <text:p text:style-name="P80">Nossa Constituião traz <text:span text:style-name="T38">as razões pelas quais isso pode ser feito: necessidade ou utilidade pública (a coletividade precisa).</text:span></text:p>
      <text:p text:style-name="P81"><text:span text:style-name="T2">Necessidade Pública:</text:span> a administração está diante de uma situação de risco iminente;</text:p>
      <text:p text:style-name="P82"><text:span text:style-name="T2">Utilidade Pública:</text:span> a desapropriação é conveniente ao atendimento do interesse público;</text:p>
      <text:p text:style-name="P83"><text:span text:style-name="T2">Interesse Social:</text:span> finalidade de reduzir as desigualdades sociais.</text:p>
      <text:p text:style-name="P84">Nessas três hipóteses, o proprietário deverá ser desapropriado pelo desfalque sofrido em seu patrimônio.</text:p>
      <text:p text:style-name="P85">O inciso XXIV atribui à lei o procedimento da desapropriação, trazendo, porém, três requisitos em relação à indenização (salvo nos casos excepciona<text:span text:style-name="T39">dos pela própria Constituição Federal</text:span>):</text:p>
      <text:p text:style-name="P86"><text:soft-page-break/>&gt; Deverá ser em dinheiro (<text:span text:style-name="T40">não se pode pagar com títulos públicos, como ocorre com a desapropriação para reforma agrária, por exemplo</text:span>);</text:p>
      <text:p text:style-name="P87">&gt; Deverá ser prévia (ou seja, o valor deve ser disponibilizado ao proprietário antes da desapropriação efetiva);</text:p>
      <text:p text:style-name="P88">&gt; Deverá ser justa, correspondendo relamente ao valor do imóvel desapropriado.</text:p>
      <text:h text:style-name="P171" text:outline-level="3">1.2.16 Requisição Administrativa</text:h>
      <text:p text:style-name="P123"><text:span text:style-name="T2">XXV.</text:span> No caso de iminente perigo público, a autoridade competente poderá usar de propriedade particular, assegurada ao proprietário indenização ulterior, se houver <text:span text:style-name="T41">dano;</text:span></text:p>
      <text:p text:style-name="P89">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1">O dispositivo deixa claro que somente haverá indenização se houver dado (deterioração do imóvel, lucros cessantes, etc).</text:p>
      <text:h text:style-name="P171" text:outline-level="3">1.2.17 Impenhorabilidade do Pequeno Imóvel Rural</text:h>
      <text:p text:style-name="P125"><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90">Penhora é o ato judicial através do qual é tomada a propriedade de um bem para pagamento de alguma dívida.</text:p>
      <text:p text:style-name="P92">O inciso XXVI proíbe que a pequena propriedade rural (cuja definição cabe à lei), que seja trabalhada pela família (sem utilização de mão de obra de terceiros), sofra penhora para quitar débitos decorrentes de sua própria atividade produtiva.</text:p>
      <text:h text:style-name="P171" text:outline-level="3">1.2.18 Direitos dos Autores</text:h>
      <text:p text:style-name="P124"><text:span text:style-name="T2">XXVII.</text:span> Aos autores pertence o direito exclusivo de utilização, publicação ou reprodução de suas obras, transmissível aos herdeiros pelo tempo que a lei fixar;</text:p>
      <text:p text:style-name="P147">Os autores de obras literárias <text:s/>e artísticas possuem direitos perpétuos sobre as suas obras (mas que podem ser transmitidos a terceiros, se aqueles assim concordarem).</text:p>
      <text:p text:style-name="P149">Além disso, seus herdeiros também terão esses mesmos direitos, porém, nesse caso, por tempo limitado, estabelecido em lei ordinária.</text:p>
      <text:h text:style-name="P171" text:outline-level="3"><text:soft-page-break/>1.2.19 Direitos de Participação</text:h>
      <text:p text:style-name="P130"><text:span text:style-name="T2">XXVIII.</text:span> São assegurados, nos termos da lei:</text:p>
      <text:p text:style-name="P130">a) a proteção às participações individuais em obras coletivas e à reprodução da imagem e voz humana, inclusive nas atividades desportivas;</text:p>
      <text:p text:style-name="P131">b) O direito de fiscalização do aproveitamento econômico das obras que criarem ou de que participarem aos criadores, aos intérpretes e às respectivas representações sindicais e associativas.</text:p>
      <text:p text:style-name="P93">Esse dispositivo garante a participação econômica nas obras coletivas, bem como o direito de fiscalização desse aproveitamento econômico.</text:p>
      <text:p text:style-name="P94">Deve-se observar que o direito de fiscalização é diferente de direito de disposição, que é o direito de negociar a obra. Assim, embora os participantes tenham o direito de fiscalização, a propriedade não necessariamente pertencerá a eles.</text:p>
      <text:h text:style-name="P171" text:outline-level="3">1.2.20 Direitos do Inventor e Poteção da Marca</text:h>
      <text:p text:style-name="P129"><text:span text:style-name="T2">XXIX.</text:span> A lei assegurará aos autores de inventos industriais privilégio temporário para sua utilização, bem como proteção às criações industriais, à propriedade das marcas, aos nomes de empresas e a outros signos <text:span text:style-name="T42">distintivos, tendo em vista o interesse social e o desenvolvimento tecnológico e econômico do País;</text:span></text:p>
      <text:p text:style-name="P148">Diferentemente dos autores de obras literárias e artísticas, os autores de inventos industriais têm titularidade temporária sobre os direitos da criação. <text:span text:style-name="T43">Essa limitação visa permitir que a indústria nacional possa se beneficiar mais rapidamente das inovações tecnológicas aqui desenvolvidas.</text:span></text:p>
      <text:p text:style-name="P150">Ademais, o inciso XXIX também prevê proteção às marcas, aos nomes de empresas e outros signos dintintivos (slogans, logotipos, etc.), proteção essa que deve levar em conta não somente o interesse dos titulares, mas também o do País.</text:p>
      <text:h text:style-name="P171" text:outline-level="3">1.2.21 Direitos Relativos à Sucessão Causa Mortis</text:h>
      <text:p text:style-name="P127"><text:span text:style-name="T2">XXX. </text:span>É garantido o direito de herança;</text:p>
      <text:p text:style-name="P128"><text:span text:style-name="T3">XXXI. </text:span><text:span text:style-name="T44">A sucessão de bens de estrangeiros situados no País será regulada pela lei brasileira em benefício do cônjuge ou dos filhos brasileiros, sempre que não lhes seja mais favorável a lei pessoal do de cujus;</text:span></text:p>
      <text:p text:style-name="P95">Além <text:span text:style-name="T45">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6"><text:soft-page-break/>O seguinte exemplo deve esclarecer o exposto acima:</text:p>
      <text:p text:style-name="P97">Imagine que um viúvo saudita (chamado Hassan) que tenha como primogênito um brasileiro (chamado Ubirajara) venha a falecer, deixando entre seus bens uma fazenda no interior do Mato Grosso. <text:span text:style-name="T46">Considere ainda que, a lei saudita estabeleça que o primogênito tenha direito à metade da herança do pai e que o de cujus tenha mais três filhos (Mohamed, Iibrahim e Hosni), nascidos na Arábia Saudita.</text:span></text:p>
      <text:p text:style-name="P98">Nesse caso, qual lei é mais favorável a Ubirajara: a lei brasileira ou a hipotética lei saudita?</text:p>
      <text:p text:style-name="P99">A saudita, pois de acordo com a lei brasileira, Ubirajara teria direto a apenas um quarto dos bens, e de acordo com a lei saudita, teria direito à metade.</text:p>
      <text:p text:style-name="P100">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171" text:outline-level="3">1.2.22 Diretos do Consumidor</text:h>
      <text:p text:style-name="P126"><text:span text:style-name="T2">XXXII.</text:span> O Estado promoverá, na forma da lei, a defesa do consumidor;</text:p>
      <text:p text:style-name="P145">Nossa Constituição prevê que o Estado deve tutelar os direitos do consumidor, visto como hipossuficiente em relação às empresas, especialmente os grandes conglomerados.</text:p>
      <text:p text:style-name="P151"><text:span text:style-name="T34">Hoje, o principal diploma que promove essa proteção é o Código de Defesa do Consumidor (</text:span><text:span text:style-name="T35">8.078/90</text:span><text:span text:style-name="T34">).</text:span></text:p>
      <text:p text:style-name="P151"><text:span text:style-name="T34"/></text:p>
      <text:h text:style-name="P171" text:outline-level="3"/>
      <text:h text:style-name="P172" text:outline-level="3">1.2.2<text:span text:style-name="T47">3 Direito à Obtenção de Informações de Órgãos Públicos</text:span></text:h>
      <text:p text:style-name="P159"><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163">A ideia é que o Estado forneça aos cidadãos todas as informações solicitadas por ele, desde que não tenham caráter sigiloso e que não se refiram a informações pessoais de terceiros.</text:p>
      <text:p text:style-name="P164">Atualmente, esse dispositivo da Constituição é regulamentado pela Lei 12.527/11 (Lei de Acesso à Informação).</text:p>
      <text:p text:style-name="P168"><text:span text:style-name="T36">No entanto, nem todas as informações podem ser exigidas, uma vez que a CF excetua aquelas </text:span><text:span text:style-name="T37">que sejam indispensáveis à segurança do Estado, além de também proteger a intimidade de terceiros. </text:span><text:soft-page-break/><text:span text:style-name="T37">Essa restrição, porém, não se aplica aos dados relativos à própria pessoa do solicitante, de acordo com a maioria dos doutrinadores.</text:span></text:p>
      <text:h text:style-name="P171" text:outline-level="3">1.2.24 Direito de Petição e Obtenção de Certidões</text:h>
      <text:p text:style-name="P160"><text:span text:style-name="T2">XXXIV</text:span>. São a todos assegurados, independentemente do pagamento de taxas:</text:p>
      <text:p text:style-name="P160">a) o direito de petição aos Poderes Públicos em defesa de direitos ou contra ilegalidade ou abuso de poder;</text:p>
      <text:p text:style-name="P160">b) a obtenção de certidões em repartições públicas, para defesa de direitos e esclarecimento de situações de interesse pessoal;</text:p>
      <text:p text:style-name="P165">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166">Direito de petição pode ser definido como o direito de invocar a atenção do Poder Público sobre uma questão ou situação.</text:p>
      <text:p text:style-name="P166">O direito de petição traz como corolário a exigência de obtenção de resposta em um prazo razoável.</text:p>
      <text:p text:style-name="P167">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171" text:outline-level="3">1.2.25 Apreciação de Lesão ou Ameaça de Lesão pelo Poder Judiciário</text:h>
      <text:p text:style-name="P161"><text:span text:style-name="T2">XXXV. </text:span>A lei não excluirá da apreciação do Poder Judiciário lesão ou ameaça a direito.</text:p>
      <text:p text:style-name="P152">Nenhuma lei pode impedir o Judiciário de apreciar uma alegada lesão ou ameaça de lesão a direito, e, por outro lado, os juízes não podem se furtar de cumprir sua função jurisdicional.</text:p>
      <text:p text:style-name="P152">Assim, seria inconstitucional, por exemplo, uma lei que proibisse os contribuintes de recorrerem ao Poder Judiciário para questionar a cobrança de um tributo.</text:p>
      <text:p text:style-name="P153">Inexiste, por outro lado, a obrigatoriedade de esgotamento da via administrativa para que a parte posssa acessar <text:s/>o Judiciário.</text:p>
      <text:p text:style-name="P154">O texto constitucional não proíbe que os particulares, por sua livre e espontânea vontade, ao invés de submeterem a questão ao Judiciário, acordem por delegar a resolução da questão a terceiro, através da chamada arbitragem.</text:p>
      <text:h text:style-name="P171" text:outline-level="3"><text:soft-page-break/>1.2.26 Direito Adquirido, Ato Judiciário Perfeito e Coisa Julgada</text:h>
      <text:p text:style-name="P162"><text:span text:style-name="T2">XXXVI. </text:span>A lei não prejudicará o direito adquirido, o ato jurídico perfeito e a coisa julgada;</text:p>
      <text:p text:style-name="P155">O respeito ao direito adquirido , ao ato jurídico perfeito e à coisa julgada é a base da chamada “segurança jurídica”. Se eles <text:span text:style-name="T48">não fossem respeitados, ficaríamos à mercê de alterações legislativas que poderiam atingir situações jurídicas já consolidadas.</text:span></text:p>
      <text:p text:style-name="P156">Direito adquirido pode ser definido como o direito que já se incorporou ao patrimônio de seu detentor, mesmo que ainda não tenha sido exercido (por exemplo, direito à aposentadoria).</text:p>
      <text:p text:style-name="P157">Ato jurídico perfeito é aquele que se aperfeiçoou, que reuniu todos os elementos necessários à sua formação (por exemplo, contrato assinado).</text:p>
      <text:p text:style-name="P157">Por fim, coisa julgada é o objeto da decisão judicial transitada em julgado, ou seja, da qual não caiba mais qualquer recurso, estando a questão definitivamente resolvida pelo Poder Judiciário.</text:p>
      <text:h text:style-name="Heading_20_3" text:outline-level="3"><text:soft-page-break/>1.2.27 Proibição de Juízo de Exceção</text:h>
      <text:h text:style-name="Heading_20_3" text:outline-level="3">1.2.28 Júri Popular</text:h>
      <text:h text:style-name="Heading_20_3" text:outline-level="3">1.2.29 Princípio da Reserva Legal Penal ou Princípio da Legalidade do Direito Penal</text:h>
      <text:h text:style-name="Heading_20_3" text:outline-level="3">1.2.30 Princípio da Irretroatividade da Lei Penal</text:h>
      <text:h text:style-name="Heading_20_3" text:outline-level="3">1.2.31 Atentado aos Direitos e Liberdades Fundamentais</text:h>
      <text:h text:style-name="Heading_20_3" text:outline-level="3">1.2.32 Combate ao Racismo</text:h>
      <text:h text:style-name="Heading_20_3" text:outline-level="3">1.2.33 Combate à Tortura, Tráfico de Drogas, Terrorismo, Crimes Hediondos e Cometidos por Entidades Paramilitares</text:h>
      <text:h text:style-name="Heading_20_3" text:outline-level="3">1.2.34 Intransferibilidade da Pena</text:h>
      <text:h text:style-name="Heading_20_3" text:outline-level="3">1.2.35 Individualização e tipos de Penas</text:h>
      <text:h text:style-name="Heading_20_3" text:outline-level="3">1.2.36 Penas Proibidas</text:h>
      <text:h text:style-name="Heading_20_3" text:outline-level="3">1.2.37 Direitos dos Sentenciados</text:h>
      <text:h text:style-name="Heading_20_3" text:outline-level="3">1.2.38 Extradição </text:h>
      <text:h text:style-name="Heading_20_3" text:outline-level="3">1.2.39 Disposições Processuais</text:h>
      <text:h text:style-name="Heading_20_3" text:outline-level="3">1.2.40 Presunção de Inocência</text:h>
      <text:h text:style-name="Heading_20_3" text:outline-level="3">1.2.41 Vedação de Identificação Criminal ao Civilmente Identificado</text:h>
      <text:h text:style-name="Heading_20_3" text:outline-level="3">1.2.42 Ação Penal Privada Subsidiária</text:h>
      <text:h text:style-name="Heading_20_3" text:outline-level="3">1.2.43 Publicidade dos Atos Processuais</text:h>
      <text:p text:style-name="P66"/>
      <text:h text:style-name="Heading_20_2" text:outline-level="2">1.3 Hipóteses de Prisã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07T09:32:53.113876808</dc:date>
    <meta:editing-duration>PT16H22M19S</meta:editing-duration>
    <meta:editing-cycles>308</meta:editing-cycles>
    <meta:generator>LibreOffice/5.1.6.2$Linux_X86_64 LibreOffice_project/10m0$Build-2</meta:generator>
    <meta:document-statistic meta:table-count="1" meta:image-count="0" meta:object-count="0" meta:page-count="17" meta:paragraph-count="258" meta:word-count="5378" meta:character-count="35077" meta:non-whitespace-character-count="29946"/>
  </office:meta>
</office:document-meta>
</file>